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eResolver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acheResolver.resolveCaches( CacheOperationInvocationContext &lt; ? &gt;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CacheResolver.AbstractCacheResolv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Resolv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Resolver.Abstract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acheResolver.setCacheManag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